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12e106"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paragraph-rsid="00106584"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06584" officeooo:paragraph-rsid="00106584" style:text-blinking="false" fo:background-color="transparent"/>
    </style:style>
    <style:style style:name="P4"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paragraph-rsid="0041d150" style:text-blinking="false" fo:background-color="transparent"/>
    </style:style>
    <style:style style:name="P5" style:family="paragraph" style:parent-style-name="Standard">
      <style:text-properties style:font-name="Abyssinica SIL" officeooo:rsid="0012a75f" officeooo:paragraph-rsid="0012e106"/>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2a75f" officeooo:paragraph-rsid="00400fb0" style:text-blinking="false" fo:background-color="transparent" style:font-weight-asian="normal" style:font-weight-complex="normal"/>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5da44" officeooo:paragraph-rsid="0015da44" style:text-blinking="false" fo:background-color="transparent" style:font-weight-asian="normal" style:font-weight-complex="normal"/>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5da44" officeooo:paragraph-rsid="00189b91" style:text-blinking="false" fo:background-color="transparent" style:font-weight-asian="normal"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71f9f" officeooo:paragraph-rsid="00171f9f" style:text-blinking="false" fo:background-color="transparent" style:font-weight-asian="normal"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71f9f" officeooo:paragraph-rsid="00189b91" style:text-blinking="false" fo:background-color="transparent" style:font-weight-asian="normal"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9bb37" officeooo:paragraph-rsid="0019bb37" style:text-blinking="false" fo:background-color="transparent" style:font-weight-asian="normal"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2e106" officeooo:paragraph-rsid="001eff81" style:text-blinking="false" fo:background-color="transparent" style:font-weight-asian="normal" style:font-weight-complex="normal"/>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2e106" officeooo:paragraph-rsid="0021a9f2" style:text-blinking="false" fo:background-color="transparent" style:font-weight-asian="normal" style:font-weight-complex="normal"/>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21a9f2" officeooo:paragraph-rsid="0021a9f2" style:text-blinking="false" fo:background-color="transparent" style:font-weight-asian="normal" style:font-weight-complex="normal"/>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21a9f2" officeooo:paragraph-rsid="00296b9c" style:text-blinking="false" fo:background-color="transparent" style:font-weight-asian="normal" style:font-weight-complex="normal"/>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2658a6" officeooo:paragraph-rsid="002658a6" style:text-blinking="false" fo:background-color="transparent" style:font-weight-asian="normal" style:font-weight-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296b9c" officeooo:paragraph-rsid="00296b9c" style:text-blinking="false" fo:background-color="transparent" style:font-weight-asian="normal" style:font-weight-complex="normal"/>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2b5997" officeooo:paragraph-rsid="002b5997" style:text-blinking="false" fo:background-color="transparent" style:font-weight-asian="normal" style:font-weight-complex="normal"/>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118b3b" officeooo:paragraph-rsid="002b5997" style:text-blinking="false" fo:background-color="transparent" style:font-weight-asian="normal" style:font-weight-complex="normal"/>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2dca7d" officeooo:paragraph-rsid="002dca7d" style:text-blinking="false" fo:background-color="transparent" style:font-weight-asian="normal" style:font-weight-complex="normal"/>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30e083" officeooo:paragraph-rsid="0030e083" style:text-blinking="false" fo:background-color="transparent" style:font-weight-asian="normal" style:font-weight-complex="normal"/>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30fcd6" officeooo:paragraph-rsid="0030fcd6" style:text-blinking="false" fo:background-color="transparent" style:font-weight-asian="normal" style:font-weight-complex="normal"/>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41e652" officeooo:paragraph-rsid="0041e652" style:text-blinking="false" fo:background-color="transparent" style:font-weight-asian="normal" style:font-weight-complex="normal"/>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normal" officeooo:rsid="00427183" officeooo:paragraph-rsid="00427183" style:text-blinking="false" fo:background-color="transparent" style:font-weight-asian="normal" style:font-weight-complex="normal"/>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20ba60" style:text-blinking="false" fo:background-color="transparent" style:font-weight-asian="normal" style:font-weight-complex="normal"/>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2b5997" style:text-blinking="false" fo:background-color="transparent" style:font-weight-asian="normal" style:font-weight-complex="normal"/>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0e083" style:text-blinking="false" fo:background-color="transparent" style:font-weight-asian="normal" style:font-weight-complex="normal"/>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58042" style:text-blinking="false" fo:background-color="transparent" style:font-weight-asian="normal" style:font-weight-complex="normal"/>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12a75f" style:text-blinking="false" fo:background-color="transparent" style:font-weight-asian="normal" style:font-weight-complex="normal"/>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3820ec" officeooo:paragraph-rsid="003820ec" style:text-blinking="false" fo:background-color="transparent" style:font-weight-asian="normal" style:font-weight-complex="normal"/>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38b7c7" officeooo:paragraph-rsid="0038b7c7" style:text-blinking="false" fo:background-color="transparent" style:font-weight-asian="normal" style:font-weight-complex="normal"/>
    </style:style>
    <style:style style:name="P3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8b7c7" officeooo:paragraph-rsid="0038b7c7" style:text-blinking="false" fo:background-color="transparent" style:font-weight-asian="normal" style:font-weight-complex="normal"/>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38c668" officeooo:paragraph-rsid="0038c668" style:text-blinking="false" fo:background-color="transparent" style:font-weight-asian="normal" style:font-weight-complex="normal"/>
    </style:style>
    <style:style style:name="P3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96b10" officeooo:paragraph-rsid="00396b10" style:text-blinking="false" fo:background-color="transparent" style:font-weight-asian="normal" style:font-weight-complex="normal"/>
    </style:style>
    <style:style style:name="P3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a0fb3" officeooo:paragraph-rsid="003a7449" style:text-blinking="false" fo:background-color="transparent" style:font-weight-asian="normal" style:font-weight-complex="normal"/>
    </style:style>
    <style:style style:name="P3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a7449" officeooo:paragraph-rsid="003a7449" style:text-blinking="false" fo:background-color="transparent" style:font-weight-asian="normal" style:font-weight-complex="normal"/>
    </style:style>
    <style:style style:name="P3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c31d1" officeooo:paragraph-rsid="003c31d1" style:text-blinking="false" fo:background-color="transparent" style:font-weight-asian="normal" style:font-weight-complex="normal"/>
    </style:style>
    <style:style style:name="P38"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d72b2" officeooo:paragraph-rsid="003d72b2" style:text-blinking="false" fo:background-color="transparent" style:font-weight-asian="normal" style:font-weight-complex="normal"/>
    </style:style>
    <style:style style:name="P3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3de488" officeooo:paragraph-rsid="003de488" style:text-blinking="false" fo:background-color="transparent" style:font-weight-asian="normal" style:font-weight-complex="normal"/>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15da44"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19bb37"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296b9c"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400fb0"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820ec" style:text-blinking="false" fo:background-color="transparent" style:font-weight-asian="bold" style:font-weight-complex="bold"/>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86321" style:text-blinking="false" fo:background-color="transparent" style:font-weight-asian="bold" style:font-weight-complex="bold"/>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8b7c7" style:text-blinking="false" fo:background-color="transparent" style:font-weight-asian="bold" style:font-weight-complex="bold"/>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8c668" style:text-blinking="false" fo:background-color="transparent" style:font-weight-asian="bold" style:font-weight-complex="bold"/>
    </style:style>
    <style:style style:name="P48"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a7449" style:text-blinking="false" fo:background-color="transparent" style:font-weight-asian="bold" style:font-weight-complex="bold"/>
    </style:style>
    <style:style style:name="P4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byssinica SIL" fo:font-size="11pt" fo:font-style="normal" style:text-underline-style="none" fo:font-weight="bold" officeooo:rsid="00118b3b" officeooo:paragraph-rsid="003c31d1" style:text-blinking="false" fo:background-color="transparent" style:font-weight-asian="bold" style:font-weight-complex="bold"/>
    </style:style>
    <style:style style:name="P50" style:family="paragraph" style:parent-style-name="Text_20_body">
      <style:paragraph-properties fo:margin-top="0in" fo:margin-bottom="0in" loext:contextual-spacing="false" fo:line-height="138%" style:writing-mode="lr-tb"/>
      <style:text-properties style:font-name="Abyssinica SIL"/>
    </style:style>
    <style:style style:name="P51" style:family="paragraph" style:parent-style-name="Text_20_body">
      <style:paragraph-properties fo:margin-top="0in" fo:margin-bottom="0in" loext:contextual-spacing="false" fo:line-height="138%" style:writing-mode="lr-tb"/>
      <style:text-properties officeooo:paragraph-rsid="0030fcd6"/>
    </style:style>
    <style:style style:name="P52" style:family="paragraph" style:parent-style-name="Text_20_body">
      <style:paragraph-properties fo:margin-top="0in" fo:margin-bottom="0in" loext:contextual-spacing="false" fo:line-height="138%" style:writing-mode="lr-tb"/>
      <style:text-properties officeooo:rsid="0032a912" officeooo:paragraph-rsid="0032a912"/>
    </style:style>
    <style:style style:name="P53" style:family="paragraph" style:parent-style-name="Text_20_body">
      <style:paragraph-properties fo:margin-top="0in" fo:margin-bottom="0in" loext:contextual-spacing="false" fo:line-height="138%" style:writing-mode="lr-tb"/>
      <style:text-properties officeooo:rsid="003442e6" officeooo:paragraph-rsid="003442e6"/>
    </style:style>
    <style:style style:name="P54" style:family="paragraph" style:parent-style-name="Text_20_body">
      <style:paragraph-properties fo:margin-top="0in" fo:margin-bottom="0in" loext:contextual-spacing="false" fo:line-height="138%" style:writing-mode="lr-tb"/>
      <style:text-properties officeooo:rsid="00358042" officeooo:paragraph-rsid="00358042"/>
    </style:style>
    <style:style style:name="T1" style:family="text">
      <style:text-properties officeooo:rsid="00106584"/>
    </style:style>
    <style:style style:name="T2" style:family="text">
      <style:text-properties officeooo:rsid="00118b3b"/>
    </style:style>
    <style:style style:name="T3" style:family="text">
      <style:text-properties fo:font-weight="normal"/>
    </style:style>
    <style:style style:name="T4" style:family="text">
      <style:text-properties fo:font-weight="normal" officeooo:rsid="00296b9c" style:font-weight-asian="normal" style:font-weight-complex="normal"/>
    </style:style>
    <style:style style:name="T5" style:family="text">
      <style:text-properties fo:font-weight="normal" style:font-style-asian="normal" style:font-style-complex="normal"/>
    </style:style>
    <style:style style:name="T6" style:family="text">
      <style:text-properties fo:font-weight="normal" officeooo:rsid="0038c668"/>
    </style:style>
    <style:style style:name="T7" style:family="text">
      <style:text-properties fo:font-weight="normal" officeooo:rsid="003a0fb3"/>
    </style:style>
    <style:style style:name="T8" style:family="text">
      <style:text-properties fo:font-weight="normal" officeooo:rsid="003a7449"/>
    </style:style>
    <style:style style:name="T9" style:family="text">
      <style:text-properties fo:font-weight="normal" officeooo:rsid="003de488"/>
    </style:style>
    <style:style style:name="T10" style:family="text">
      <style:text-properties officeooo:rsid="0012e106"/>
    </style:style>
    <style:style style:name="T11"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officeooo:rsid="00400fb0" style:text-blinking="false" fo:background-color="transparent" loext:char-shading-value="0"/>
    </style:style>
    <style:style style:name="T14" style:family="text">
      <style:text-properties fo:font-variant="normal" fo:text-transform="none" fo:color="#000000" style:text-line-through-style="none" style:text-line-through-type="none" style:font-name="Abyssinica SIL" fo:font-size="11pt" fo:font-style="normal" style:text-underline-style="none" fo:font-weight="normal"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byssinica SIL" fo:font-size="11pt" fo:font-style="normal" style:text-underline-style="none" fo:font-weight="normal" officeooo:rsid="0030fcd6"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byssinica SIL" fo:font-size="11pt" fo:font-style="normal" style:text-underline-style="none" fo:font-weight="normal" officeooo:rsid="0032a912"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byssinica SIL" fo:font-size="11pt" fo:font-style="normal" style:text-underline-style="none" fo:font-weight="normal" officeooo:rsid="003358d9"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byssinica SIL" fo:font-size="11pt" fo:font-style="normal" style:text-underline-style="none" fo:font-weight="normal" officeooo:rsid="003442e6"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byssinica SIL" fo:font-size="11pt" fo:font-style="normal" style:text-underline-style="none" fo:font-weight="normal" officeooo:rsid="00358042"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byssinica SIL" fo:font-size="11pt" fo:font-style="normal" style:text-underline-style="none" fo:font-weight="normal" officeooo:rsid="00366b9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byssinica SIL" fo:font-size="11pt" fo:font-style="normal" style:text-underline-style="none" fo:font-weight="normal" officeooo:rsid="003820ec" style:text-blinking="false" fo:background-color="transparent" loext:char-shading-value="0" style:font-weight-asian="normal" style:font-weight-complex="normal"/>
    </style:style>
    <style:style style:name="T22" style:family="text">
      <style:text-properties officeooo:rsid="00141ff1"/>
    </style:style>
    <style:style style:name="T23" style:family="text">
      <style:text-properties officeooo:rsid="0015da44"/>
    </style:style>
    <style:style style:name="T24" style:family="text">
      <style:text-properties officeooo:rsid="00189b91"/>
    </style:style>
    <style:style style:name="T25" style:family="text">
      <style:text-properties officeooo:rsid="0019bb37"/>
    </style:style>
    <style:style style:name="T26" style:family="text">
      <style:text-properties officeooo:rsid="001b97ff"/>
    </style:style>
    <style:style style:name="T27" style:family="text">
      <style:text-properties officeooo:rsid="001eff81"/>
    </style:style>
    <style:style style:name="T28" style:family="text">
      <style:text-properties officeooo:rsid="0020ba60"/>
    </style:style>
    <style:style style:name="T29" style:family="text">
      <style:text-properties officeooo:rsid="0020ba60" fo:background-color="#ffff00" loext:char-shading-value="0"/>
    </style:style>
    <style:style style:name="T30" style:family="text">
      <style:text-properties officeooo:rsid="0021a9f2"/>
    </style:style>
    <style:style style:name="T31" style:family="text">
      <style:text-properties officeooo:rsid="0022e514"/>
    </style:style>
    <style:style style:name="T32" style:family="text">
      <style:text-properties officeooo:rsid="00256cee"/>
    </style:style>
    <style:style style:name="T33" style:family="text">
      <style:text-properties officeooo:rsid="0027f691"/>
    </style:style>
    <style:style style:name="T34" style:family="text">
      <style:text-properties officeooo:rsid="00296b9c"/>
    </style:style>
    <style:style style:name="T35" style:family="text">
      <style:text-properties officeooo:rsid="002a1b57"/>
    </style:style>
    <style:style style:name="T36" style:family="text">
      <style:text-properties officeooo:rsid="00296b9c" style:font-weight-asian="bold" style:font-weight-complex="bold"/>
    </style:style>
    <style:style style:name="T37" style:family="text">
      <style:text-properties officeooo:rsid="0030e083" style:font-weight-asian="bold" style:font-weight-complex="bold"/>
    </style:style>
    <style:style style:name="T38" style:family="text">
      <style:text-properties officeooo:rsid="00358042" style:font-weight-asian="bold" style:font-weight-complex="bold"/>
    </style:style>
    <style:style style:name="T39" style:family="text">
      <style:text-properties officeooo:rsid="002ca3e8"/>
    </style:style>
    <style:style style:name="T40" style:family="text">
      <style:text-properties officeooo:rsid="0030d239"/>
    </style:style>
    <style:style style:name="T41" style:family="text">
      <style:text-properties officeooo:rsid="0030e083"/>
    </style:style>
    <style:style style:name="T42" style:family="text">
      <style:text-properties officeooo:rsid="0030fcd6"/>
    </style:style>
    <style:style style:name="T43" style:family="text">
      <style:text-properties officeooo:rsid="00314024"/>
    </style:style>
    <style:style style:name="T44" style:family="text">
      <style:text-properties officeooo:rsid="00358042"/>
    </style:style>
    <style:style style:name="T45" style:family="text">
      <style:text-properties officeooo:rsid="00386321"/>
    </style:style>
    <style:style style:name="T46" style:family="text">
      <style:text-properties officeooo:rsid="0038b7c7"/>
    </style:style>
    <style:style style:name="T47" style:family="text">
      <style:text-properties officeooo:rsid="003a7449"/>
    </style:style>
    <style:style style:name="T48" style:family="text">
      <style:text-properties officeooo:rsid="003f3781"/>
    </style:style>
    <style:style style:name="T49" style:family="text">
      <style:text-properties officeooo:rsid="00400fb0"/>
    </style:style>
    <style:style style:name="T50" style:family="text">
      <style:text-properties officeooo:rsid="00404e7d"/>
    </style:style>
    <style:style style:name="T51" style:family="text">
      <style:text-properties officeooo:rsid="0041e652"/>
    </style:style>
    <style:style style:name="T52" style:family="text">
      <style:text-properties officeooo:rsid="00473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docs-internal-guid-a969442e-7fff-6bb0-4284-81400729b2c2"/><text:span text:style-name="T11">PG1 - cover</text:span></text:p>
      <text:p text:style-name="P50"><text:span text:style-name="T12">Good morning everyone, </text:span><text:span text:style-name="T13">I am Lorenzo Lupo and in my thesis I deepen into the topic of Reinforcement Learning, CLICK </text:span></text:p>
      <text:p text:style-name="P50"><text:span text:style-name="T13"/></text:p>
      <text:p text:style-name="P43">PG3 – RL applications</text:p>
      <text:p text:style-name="P4"><text:span text:style-name="T49">a branch of Artificial Intelligence that represents a very active domain of research nowadays. CLICK </text:span></text:p>
      <text:p text:style-name="P6"><text:span text:style-name="T50">In fact, Reinforcement Learning is at the base of many technological advancements that span from</text:span> self driving cars <text:span text:style-name="T31">CLICK</text:span>, to automated trading <text:span text:style-name="T31">CLICK</text:span>, to robotics.</text:p>
      <text:p text:style-name="P23">All of these applications represent sequential decision making challenges. As such, they are intrinsically characterized by a fundamental problem called CLICK</text:p>
      <text:p text:style-name="P50"><text:span text:style-name="T11"/></text:p>
      <text:p text:style-name="P50"><text:span text:style-name="T11">PG2 - tradeoff</text:span></text:p>
      <text:p text:style-name="P2"><text:span text:style-name="T51">The exploration-exploitaiton tradeoff</text:span> <text:s/><text:span text:style-name="T1">CLICK</text:span></text:p>
      <text:p text:style-name="P2">In order to understand what I am talking about, I want you to imagine that it is lunch break and you want to go to the restaurant. <text:s/>Usually you go to <text:span text:style-name="T1">the dear old usual place,</text:span> where you know that they have <text:span text:style-name="T48">good</text:span> dishes. <text:span text:style-name="T1">But today a new restaurant has opened just around the corner, so you might decide to go there and give it a try. Therefore, you either decide to EXPLOIT the knowledge you currently have about the world, and go to the same usual place, or you decide to EXPLORE a new possibility, that might be even better than what you currently know. This example makes it evident how fundamental EXPLORATION is in sequential decisions problems, as a way to discover new possibilities that can result in more rewarding situations.</text:span></text:p>
      <text:p text:style-name="P3"><text:span text:style-name="T2">The objective of this thesis is to develop an effective Reinforcement Learning strategy for exploration.</text:span></text:p>
      <text:p text:style-name="P29"/>
      <text:p text:style-name="P25">PG<text:span text:style-name="T44">4</text:span> – <text:span text:style-name="T28">plan basics</text:span></text:p>
      <text:p text:style-name="P24">For doing so, let’s start with some basics.</text:p>
      <text:p text:style-name="P25"/>
      <text:p text:style-name="P1">PG<text:span text:style-name="T44">5</text:span> – <text:span text:style-name="T10">basics</text:span></text:p>
      <text:p text:style-name="P13"><text:span text:style-name="T28">Reinforcement Learning always</text:span> consider<text:span text:style-name="T26">s</text:span> an ENVIRONMENT, such as this room, or the stock market. <text:span text:style-name="T30">CLICK</text:span></text:p>
      <text:p text:style-name="P13">In this environment there is an AGENT that interacts with it in order to achieve a goal, that mean solving a task. <text:span text:style-name="T30">CLICK</text:span></text:p>
      <text:p text:style-name="P13">For doing so, at time step h the agent OBSERVE<text:span text:style-name="T30">S</text:span> the <text:span text:style-name="T22">state of the </text:span>environment and <text:span text:style-name="T30">(CLICK)</text:span>, by following a certain strategy PI (that we call POLICY), it decides to undertake a certain action. <text:span text:style-name="T30">CLICK</text:span> <text:span text:style-name="T22">After having performed the action, CLICK the environment changes according to a transition model P, so that now the agent observes a different state of it. Also CLICK, </text:span><text:soft-page-break/><text:span text:style-name="T22">after this transition the agent receives a reward that measures somehow the goodness of the action performed. CLICK</text:span></text:p>
      <text:p text:style-name="P12"><text:span text:style-name="T27">(However, one should notice that this reward is not an exact label that tells the agent where the action was correct or wrong, as it happens in supervised learning. Thus, the agent must find the best possible policy by interacting multiple times with the environment, or, as we would say, by trial-and-error)</text:span></text:p>
      <text:p text:style-name="P5"/>
      <text:p text:style-name="P40">PG<text:span text:style-name="T44">6</text:span> – <text:span text:style-name="T23">PS</text:span></text:p>
      <text:p text:style-name="P7">The performance of the agent can be formalized by taking into account the discounted sum of the rewards obtained by the agent along the trajectory tau, which is the sequence of states and actions visited by the agent up to time horizon H. We call this quantity, the RETURN of the trajectory tau. <text:span text:style-name="T30">CLICK</text:span></text:p>
      <text:p text:style-name="P7"/>
      <text:p text:style-name="P9">The expected return over all possible trajectories is our PERFORMANCE METRIC mu. In this formula, trajectories are drawn from the distribution p_theta, that is the probability distribution over the space of trajectories induced by the policy pi_theta. In fact, given a certain strategy of the agent, some trajectories will be more likely and some others less. <text:span text:style-name="T30">CLICK</text:span></text:p>
      <text:p text:style-name="P9"/>
      <text:p text:style-name="P10">As you may have noticed, the policy pi is parametrized by some parameters theta. In fact, the Policy Search Formulation models policies as parametric functions that map states into probabilities over the action space. For example we could have a GAUSSIAN policy, that given a state s and a parametrization theta, <text:span text:style-name="T24">outputs the probability of an action a according to a gaussian distribution of mean theta*s. CLICK</text:span></text:p>
      <text:p text:style-name="P10"/>
      <text:p text:style-name="P10"><text:span text:style-name="T24">Within this framework, the goal is to find the parametrization that maximizes the performance metric mu of theta, in the shortest possible time. Obviously, this entails an exploration-exploitation tradeoff, as the agent has to explore many different parametrizations before finding an optimal one, but having a limited time it cannot risk to spend too much time exploring other strategies when it could be that the current one is already optimal. CLICK</text:span></text:p>
      <text:p text:style-name="P8"/>
      <text:p text:style-name="P8"/>
      <text:p text:style-name="P41">PG<text:span text:style-name="T44">7</text:span> – <text:span text:style-name="T25">plan exploration</text:span></text:p>
      <text:p text:style-name="P11"><text:span text:style-name="T52">So, let’s see how exploration is performed in policy search.</text:span> <text:span text:style-name="T29">5 min</text:span></text:p>
      <text:p text:style-name="P11"/>
      <text:p text:style-name="P41">PG<text:span text:style-name="T44">8</text:span> – <text:span text:style-name="T25">exploration in PS</text:span></text:p>
      <text:p text:style-name="P14"><text:soft-page-break/>Most of the literature focuses on what we call UNDIRECTED exploration, which means exploring new actions in a completely random way, without any criteria. CLICK</text:p>
      <text:p text:style-name="P14">A first way of <text:span text:style-name="T32">achieving undirected exploration is by adopting stochastic policies. For example, if we increase the variance of a Gaussian policy, the agent has more chances to explore new state-action pairs. CLICK</text:span></text:p>
      <text:p text:style-name="P16">A second <text:span text:style-name="T33">possibility is to augment the reward received by the agent with the entropy of its policy in the states that are visited. This will push the agent to visit those states in which the policy distribution is more uniform, and thus explore more. CLICK</text:span></text:p>
      <text:p text:style-name="P17">However, if you think to the way we explore the possibilities within our environment, we clearly make the exploration process more efficient by taking into account what we have learned in previous interactions. </text:p>
      <text:p text:style-name="P17">This strategy is called DIRECTED exploration, CLICK and simple example would be to remember how many times the agent has visited each state in order to give priority to those states that are undervisited.</text:p>
      <text:p text:style-name="P17">In my thesis, I try to contribute to the Policy Search literature by proposing a new technique of directed exploration. CLICK</text:p>
      <text:p text:style-name="P17"/>
      <text:p text:style-name="P42">PG<text:span text:style-name="T44">9 </text:span>– <text:span text:style-name="T34">plan problem <text:s/></text:span><text:span text:style-name="T4">formalization</text:span></text:p>
      <text:p text:style-name="P15"><text:span text:style-name="T34">However, the first contribution of my thesis is a new formalization of Policy Search that will turn up to be very useful.</text:span></text:p>
      <text:p text:style-name="P15"/>
      <text:p text:style-name="P42">PG<text:span text:style-name="T34">10 </text:span>– <text:span text:style-name="T34">problem </text:span><text:span text:style-name="T36">formalization</text:span></text:p>
      <text:p text:style-name="P17">So, we can formalize Policy Search as a SEQUENTIAL DECISION MAKING PROBLEM in which the decision set is the policy’s parameter space, that we also call the SET OF ARMS. CLICK</text:p>
      <text:p text:style-name="P17">This sequential decision making problem follows this procedure: </text:p>
      <text:p text:style-name="P17">at every decision step t, CLICK we select an arm theta_t, or in other words, we take a decision; CLICK</text:p>
      <text:p text:style-name="P17">then we sample a trajectory tau_t by following the policy parametrized with the theta selected; CLICK</text:p>
      <text:p text:style-name="P17">Finally, we observe the return of <text:span text:style-name="T35">the</text:span> trajectory <text:span text:style-name="T35">drawn</text:span>.<text:span text:style-name="T42"> </text:span>CLICK</text:p>
      <text:p text:style-name="P18">The objective of this process is to minimize the regret, defined as the cumulative difference between the performance of an optimal parametrization and the performance of the parametrizations that we have chosen at each time step, up to the final iteration big T. <text:s/><text:span text:style-name="T43">Clearly, in order to minimize our regret we have to act on the first step of the procedure, which means to select the parameters theta in a clever way. </text:span>CLICK</text:p>
      <text:p text:style-name="P18"/>
      <text:p text:style-name="P26">PG<text:span text:style-name="T34">11 </text:span>– <text:span text:style-name="T34">problem </text:span><text:span text:style-name="T36">formalization MAB</text:span></text:p>
      <text:p text:style-name="P19"><text:soft-page-break/>This problem formalization is similar to that of Multi Armed Bandit problems. <text:span text:style-name="T39"><text:s/>CLICK MABs are another branch of Artificial Intelligence, that is particularly useful for us because it is simpler than RL, CLICK it also takles the problem of exploration VS exploitation, CLICK and it has a broader literature on exploration from which we can pick some ideas. Indeed, the solution proposed in this thesis builds upon many ideas introduced in Multi Armed Bandits. CLICK</text:span></text:p>
      <text:p text:style-name="P20">In terms of regret, the state of the art in MABs achieves a regret equal to big_o of sqrt_T. <text:span text:style-name="T41">What is important about this result is that</text:span>, the regret achieved is sub-linear, <text:span text:style-name="T40">meaning that the policy learned improves along time.</text:span></text:p>
      <text:p text:style-name="P20"/>
      <text:p text:style-name="P27">PG<text:span text:style-name="T34">12 </text:span>– <text:span text:style-name="T41">plan </text:span><text:span text:style-name="T37">OPTIMIST</text:span></text:p>
      <text:p text:style-name="P21">We are now ready to discuss the new algorithm proposed, and some theoretical results about its performance in terms of regret.</text:p>
      <text:p text:style-name="P21"/>
      <text:p text:style-name="P27">PG<text:span text:style-name="T34">13 </text:span>– <text:span text:style-name="T37">OPTIMIST</text:span></text:p>
      <text:p text:style-name="P51"><text:span text:style-name="T15">The name of the algorithm is OPTIMIST </text:span><text:span text:style-name="T16">and its key point is the way it selects theta in our sequential decision making problem. OPTIMIST selects the parameters that maximize a certain index called B. CLICK</text:span></text:p>
      <text:p text:style-name="P52"><text:span text:style-name="T14">B is an UPPER CONFIDENCE BOUND of the performance of the policy parametrized by theta. <text:s/>This is what makes the algorithm optimistic. In fact, at every time step OPTIMIST takes a decision based on an over estimation of the performance, which is the upper bound B. CLICK</text:span></text:p>
      <text:p text:style-name="P52"><text:span text:style-name="T14">B is formulated in this way. What is important to notice is that B consists </text:span><text:span text:style-name="T17">of</text:span><text:span text:style-name="T14"> two main components. CLICK</text:span></text:p>
      <text:p text:style-name="P52"><text:span text:style-name="T14">The first one is a </text:span><text:span text:style-name="T17">Truncated Multiple Importance Sampling Estimator of the perfomance of theta. </text:span><text:span text:style-name="T18">Unfortunately we do not have the time to discuss the technicalities of this estimator, but now it is sufficient to know that it allows to estimate performance by taking into account all the previous experiences of the agent. This is the exploitation term, the one that tells us the old usual restaurant is a good option. CLICK</text:span></text:p>
      <text:p text:style-name="P53"><text:span text:style-name="T14">The second term is what pushes the agent to explore different options. In particular, this component is lead by d(1+epsilon). </text:span><text:span text:style-name="T19">CLICK</text:span></text:p>
      <text:p text:style-name="P54"><text:span text:style-name="T14">D is a distance measure that tells us how distant is the current strategy from the strategies adopted in the previous steps. This second term makes the agent favor different strategies from those that it has already seen. So, it represents a strong incentive to directed exploration.</text:span></text:p>
      <text:p text:style-name="P54"><text:span text:style-name="T14"/></text:p>
      <text:p text:style-name="P28">PG<text:span text:style-name="T34">14</text:span>– <text:span text:style-name="T38">th1</text:span></text:p>
      <text:p text:style-name="P54"><text:span text:style-name="T15">I</text:span><text:span text:style-name="T14">n my thesis I provide an in-depth analysis </text:span><text:span text:style-name="T21">on</text:span><text:span text:style-name="T20"> </text:span><text:span text:style-name="T21">the regret of OPTIMIST. CLICK The main result achieved is that, under some assumptions that are easy to meet, the regret of </text:span><text:soft-page-break/><text:span text:style-name="T21">OPTIMIST is bounded by a sub-linear function. This guarantees that, the more iterations performed by the agent, the better its policy will be. Although this theorem is valid only when the decision set is discrete, we also provided an extension of OPTIMIST for the continuous case, with similar theoretical guarantees. CLICK</text:span></text:p>
      <text:p text:style-name="P54"><text:span text:style-name="T14"/></text:p>
      <text:p text:style-name="P44">PG<text:span text:style-name="T34">15</text:span>– <text:span text:style-name="T44">th2</text:span></text:p>
      <text:p text:style-name="P30"><text:span text:style-name="T3">This extension builds upon a discretization of the continuous decision set, and is also proved to have a sub-linear regret. </text:span></text:p>
      <text:p text:style-name="P30"><text:span text:style-name="T3"/></text:p>
      <text:p text:style-name="P45">PG<text:span text:style-name="T34">16</text:span>– <text:span text:style-name="T45">experiments</text:span></text:p>
      <text:p text:style-name="P31"><text:span text:style-name="T3">In order to test OPTIMIST, I performed many numerical simulations on continuous control tasks.</text:span></text:p>
      <text:p text:style-name="P31"><text:span text:style-name="T3"/></text:p>
      <text:p text:style-name="P46">PG<text:span text:style-name="T34">17</text:span>– <text:span text:style-name="T46">control tasks</text:span></text:p>
      <text:p text:style-name="P32"><text:span text:style-name="T3">The first one is the Linear Quadratic Gaussian Regulator, in this task the goal of the agent is to bring its state, represented by the orange ball, to zero as fast as it can. </text:span><text:span text:style-name="T5">CLICK</text:span></text:p>
      <text:p text:style-name="P31"><text:span text:style-name="T3">The second is the Mountain Car task, in which the agent has to </text:span><text:span text:style-name="T6">drive a car up to a\the right hill and reach the flag. The problem is that the car is not powerful enough to drive up to the rightmost hill, therefore the only way to reach the flag is to first climb on the leftmost hill and then downhill towards the right to acquire sufficient momentum to reach the flag. CLICK</text:span></text:p>
      <text:p text:style-name="P33"><text:span text:style-name="T3">The third task consists in balancing an inverted pendulum, by acting on the horizontal speed of the cart to which it is attached.</text:span></text:p>
      <text:p text:style-name="P33"><text:span text:style-name="T3"/></text:p>
      <text:p text:style-name="P47">PG<text:span text:style-name="T34">18 </text:span>– <text:span text:style-name="T47">LQG</text:span></text:p>
      <text:p text:style-name="P34"><text:span text:style-name="T3">On the LQG experiment, I compared OPTIMIST with two popular algorithms called UCB and GPUCB. Here is the plot of their regret cumulated over 5000 trajectories. As you can see, OPTIMIST displays a sub-linear regret (the green line), confirming the theoretical results discussed before. </text:span><text:span text:style-name="T7">Its performance is between the two benchmarks, and therefore satisfying. CLICK</text:span></text:p>
      <text:p text:style-name="P34"><text:span text:style-name="T7"/></text:p>
      <text:p text:style-name="P48">PG<text:span text:style-name="T34">19 </text:span>– <text:span text:style-name="T47">MC</text:span></text:p>
      <text:p text:style-name="P35"><text:span text:style-name="T3">In the Mountain Car problem instead, OPTIMIST performed worst than the two algorithms chosen as benchmaberk: PGPE and PBPOIS. Notice that here we plotted the performance instead of the regret of the algorithms, therefore the higher the better. However, by looking at the steepness of the greeen curve in the first trajectories one can notice that OPTIMIST learns a good policy in a very short time compared to the other two algorithms. This is due to its effective exploration capability. This strong drive to explore makes it achieve lower </text:span><text:soft-page-break/><text:span text:style-name="T3">performance in the long run compared to more exploitative algorithms such as those displayed here. </text:span><text:span text:style-name="T8">However, the objective of this thesis was to devise an algorithm that performs efficient directed exploration, and this experiment shows satisfying results.</text:span></text:p>
      <text:p text:style-name="P35"><text:span text:style-name="T8"/></text:p>
      <text:p text:style-name="P48"><text:span text:style-name="T47">PG20 – MC exp</text:span></text:p>
      <text:p text:style-name="P36"><text:span text:style-name="T3">This achievement is confirmed by looking at how much the different algorithms explored the parameter space. In this picture, dark blue zones are well explored zones of the parameters space. Evidently, OPTIMIST explored a much wider set of parameters.</text:span></text:p>
      <text:p text:style-name="P36"><text:span text:style-name="T3"/></text:p>
      <text:p text:style-name="P49"><text:span text:style-name="T47">PG21 – Conlcusions</text:span></text:p>
      <text:p text:style-name="P37"><text:span text:style-name="T3">Finally, I will briefly draw some conclusions.</text:span></text:p>
      <text:p text:style-name="P37"><text:span text:style-name="T3"/></text:p>
      <text:p text:style-name="P49"><text:span text:style-name="T47">PG22 – Conlcusions</text:span></text:p>
      <text:p text:style-name="P38"><text:span text:style-name="T3">The original contributions of this thesis are threefold. CLICK</text:span></text:p>
      <text:p text:style-name="P38"><text:span text:style-name="T3">Algorithmic contributions CLICK</text:span></text:p>
      <text:p text:style-name="P38"><text:span text:style-name="T3">Theoretical contributions, CLICK consisting in a new problem formalization and theoretical guarantees on the regret of the algorithm </text:span></text:p>
      <text:p text:style-name="P38"><text:span text:style-name="T3">Experimental contributions: LQG, Mountain Car, Inverted Pendulum </text:span><text:span text:style-name="T9">CLICK</text:span></text:p>
      <text:p text:style-name="P38"><text:span text:style-name="T3"/></text:p>
      <text:p text:style-name="P38"><text:span text:style-name="T3">These contributions are particularly relevant because the current literature strongly lacks techniques of directed exploration and suitable theoretical guarantees. Therefore, the work presented here has been submitted in the form of a scientific paper at ICML, which is a top conference in the field of artificial intelligence. </text:span><text:span text:style-name="T9">CLICK</text:span></text:p>
      <text:p text:style-name="P38"><text:span text:style-name="T9"/></text:p>
      <text:p text:style-name="P39"><text:span text:style-name="T3">Future developments of this thesis could focus on finding a more efficient way to optimize the OPTIMIST bound, which is quite coumbersome at the moment, CLICK</text:span></text:p>
      <text:p text:style-name="P39"><text:span text:style-name="T3">in parallel, they could focus on studying the possibility to merge these techniques with posterior sampling, since it usually displays interesting sampling properties that could improve the algorithm consistently.</text:span></text:p>
      <text:p text:style-name="P38"><text:span text:style-name="T3"/></text:p>
      <text:p text:style-name="P38"><text:span text:style-name="T3"/></text:p>
      <text:p text:style-name="P37"><text:span text:style-name="T3"/></text:p>
      <text:p text:style-name="P37"><text:span text:style-name="T3"/></text:p>
      <text:p text:style-name="P37"><text:span text:style-name="T3"/></text:p>
      <text:p text:style-name="P31"><text:span text:style-name="T3"/></text:p>
      <text:p text:style-name="P31"><text:span text:style-name="T3"/></text:p>
      <text:p text:style-name="P30"><text:span text:style-name="T3"/></text:p>
      <text:p text:style-name="P30"><text:span text:style-name="T3"/></text:p>
      <text:p text:style-name="P22"><text:soft-page-break/></text:p>
      <text:p text:style-name="P21"/>
      <text:p text:style-name="P21"/>
      <text:p text:style-name="P18"/>
      <text:p text:style-name="P17"/>
      <text:p text:style-name="P15"/>
      <text:p text:style-name="P15"><text:s/></text:p>
      <text:p text:style-name="P17"/>
      <text:p text:style-name="P16"/>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8:01:26.031521677</meta:creation-date>
    <dc:date>2019-04-14T13:16:00.624552869</dc:date>
    <meta:editing-duration>PT6H48M59S</meta:editing-duration>
    <meta:editing-cycles>48</meta:editing-cycles>
    <meta:generator>LibreOffice/5.1.6.2$Linux_X86_64 LibreOffice_project/10m0$Build-2</meta:generator>
    <meta:document-statistic meta:table-count="0" meta:image-count="0" meta:object-count="0" meta:page-count="7" meta:paragraph-count="79" meta:word-count="2098" meta:character-count="12736" meta:non-whitespace-character-count="10687"/>
  </office:meta>
</office:document-meta>
</file>